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4.782cm" fo:min-width="4.532cm"/>
    </style:style>
    <style:style style:name="gr3" style:family="graphic" style:parent-style-name="standard">
      <style:graphic-properties svg:stroke-color="#ff4000" draw:textarea-horizontal-align="justify" draw:textarea-vertical-align="middle" draw:auto-grow-height="false" fo:min-height="1.084cm" fo:min-width="1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svg:stroke-color="#bf0041" draw:textarea-horizontal-align="justify" draw:textarea-vertical-align="middle" draw:auto-grow-height="false" fo:min-height="1.084cm" fo:min-width="1.5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line draw:style-name="gr1" draw:text-style-name="P1" draw:layer="layout" svg:x1="10cm" svg:y1="8cm" svg:x2="16cm" svg:y2="8cm">
            <text:p/>
          </draw:line>
          <draw:custom-shape draw:style-name="gr2" draw:text-style-name="P2" draw:layer="layout" svg:width="8cm" svg:height="8cm" svg:x="6cm" svg:y="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3" draw:text-style-name="P3" draw:layer="layout" svg:width="4cm" svg:height="4cm" svg:x="10cm" svg:y="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10cm" svg:y1="8cm" svg:x2="10cm" svg:y2="2cm">
            <text:p/>
          </draw:line>
          <draw:frame draw:style-name="gr4" draw:text-style-name="P4" draw:layer="layout" svg:width="1.2cm" svg:height="0.962cm" svg:x="16cm" svg:y="7.438cm">
            <draw:text-box>
              <text:p>K<text:span text:style-name="T1">ₓ</text:span></text:p>
            </draw:text-box>
          </draw:frame>
          <draw:frame draw:style-name="gr4" draw:text-style-name="P4" draw:layer="layout" svg:width="1.2cm" svg:height="0.962cm" svg:x="9.4cm" svg:y="1cm">
            <draw:text-box>
              <text:p>K<text:span text:style-name="T1">ᵧ</text:span></text:p>
            </draw:text-box>
          </draw:frame>
          <draw:frame draw:style-name="gr5" draw:text-style-name="P4" draw:layer="layout" svg:width="1cm" svg:height="0.962cm" svg:x="9cm" svg:y="7.438cm">
            <draw:text-box>
              <text:p><text:span text:style-name="T1">Γ</text:span></text:p>
            </draw:text-box>
          </draw:frame>
          <draw:frame draw:style-name="gr6" draw:text-style-name="P4" draw:layer="layout" svg:width="1.4cm" svg:height="1.673cm" svg:x="13.8cm" svg:y="7.2cm">
            <draw:text-box>
              <text:p>K1</text:p>
            </draw:text-box>
          </draw:frame>
          <draw:frame draw:style-name="gr6" draw:text-style-name="P4" draw:layer="layout" svg:width="1.6cm" svg:height="1.673cm" svg:x="11.8cm" svg:y="3.2cm">
            <draw:text-box>
              <text:p>K1<text:span text:style-name="T1">ʹ</text:span></text:p>
            </draw:text-box>
          </draw:frame>
          <draw:frame draw:style-name="gr6" draw:text-style-name="P4" draw:layer="layout" svg:width="1.6cm" svg:height="1.673cm" svg:x="12.6cm" svg:y="4.838cm">
            <draw:text-box>
              <text:p>M1</text:p>
            </draw:text-box>
          </draw:frame>
          <draw:custom-shape draw:style-name="gr2" draw:text-style-name="P2" draw:layer="layout" svg:width="8cm" svg:height="8cm" draw:transform="rotate (0.261799387799149) translate (5.07cm 5.167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7" draw:text-style-name="P3" draw:layer="layout" svg:width="4cm" svg:height="4cm" draw:transform="rotate (0.261799387799149) translate (8.934cm 4.13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6" draw:text-style-name="P4" draw:layer="layout" svg:width="1.4cm" svg:height="1.673cm" svg:x="13.6cm" svg:y="6cm">
            <draw:text-box>
              <text:p>K2</text:p>
            </draw:text-box>
          </draw:frame>
          <draw:frame draw:style-name="gr6" draw:text-style-name="P4" draw:layer="layout" svg:width="1.4cm" svg:height="1.673cm" svg:x="13.8cm" svg:y="7.201cm">
            <draw:text-box>
              <text:p>K1</text:p>
            </draw:text-box>
          </draw:frame>
          <draw:frame draw:style-name="gr6" draw:text-style-name="P4" draw:layer="layout" svg:width="1.6cm" svg:height="1.673cm" svg:x="12.233cm" svg:y="4.2cm">
            <draw:text-box>
              <text:p>M2</text:p>
            </draw:text-box>
          </draw:frame>
          <draw:frame draw:style-name="gr6" draw:text-style-name="P4" draw:layer="layout" svg:width="1.6cm" svg:height="1.673cm" svg:x="10.2cm" svg:y="2.8cm">
            <draw:text-box>
              <text:p>K2<text:span text:style-name="T1">ʹ</text:span></text:p>
            </draw:text-box>
          </draw:frame>
        </draw:g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3T20:09:31.764522259</meta:creation-date>
    <meta:editing-duration>PT16M14S</meta:editing-duration>
    <meta:editing-cycles>6</meta:editing-cycles>
    <meta:generator>LibreOffice/6.4.7.2$Linux_X86_64 LibreOffice_project/40$Build-2</meta:generator>
    <dc:date>2021-12-13T20:36:41.846400475</dc:date>
    <meta:document-statistic meta:object-count="40"/>
  </office:meta>
</office:document-meta>
</file>